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in" fo:border="none"/>
    </style:style>
    <style:style style:name="P2" style:family="paragraph" style:parent-style-name="Preformatted_20_Text">
      <style:paragraph-properties fo:padding="0in" fo:border="none"/>
    </style:style>
    <style:style style:name="P3" style:family="paragraph" style:parent-style-name="Text_20_body">
      <style:paragraph-properties fo:padding="0in" fo:border="none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 fo:break-before="page"/>
    </style:style>
    <style:style style:name="P6" style:family="paragraph" style:parent-style-name="Text_20_body">
      <style:paragraph-properties fo:margin-top="0.1402in" fo:margin-bottom="0in" style:contextual-spacing="false"/>
    </style:style>
    <style:style style:name="P7" style:family="paragraph" style:parent-style-name="Heading_20_1" style:list-style-name="">
      <style:paragraph-properties fo:margin-top="0in" fo:margin-bottom="0in" style:contextual-spacing="false" fo:break-before="page"/>
      <style:text-properties officeooo:paragraph-rsid="000d9bf6"/>
    </style:style>
    <style:style style:name="P8" style:family="paragraph" style:parent-style-name="Heading_20_1" style:list-style-name="">
      <style:paragraph-properties fo:margin-top="0in" fo:margin-bottom="0in" style:contextual-spacing="false"/>
      <style:text-properties officeooo:paragraph-rsid="000d53e0"/>
    </style:style>
    <style:style style:name="P9" style:family="paragraph" style:parent-style-name="Heading_20_1">
      <style:paragraph-properties fo:margin-top="0in" fo:margin-bottom="0in" style:contextual-spacing="false" fo:break-before="page"/>
      <style:text-properties officeooo:paragraph-rsid="000d53e0"/>
    </style:style>
    <style:style style:name="P10" style:family="paragraph" style:parent-style-name="Heading_20_1">
      <style:paragraph-properties fo:margin-top="0in" fo:margin-bottom="0in" style:contextual-spacing="false"/>
      <style:text-properties officeooo:paragraph-rsid="000f6b42"/>
    </style:style>
    <style:style style:name="P11" style:family="paragraph" style:parent-style-name="Heading_20_1">
      <style:paragraph-properties fo:margin-top="0in" fo:margin-bottom="0in" style:contextual-spacing="false" fo:break-before="page"/>
      <style:text-properties officeooo:paragraph-rsid="000f6b42"/>
    </style:style>
    <style:style style:name="P12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3" style:family="paragraph" style:parent-style-name="Text_20_body" style:list-style-name="L1">
      <style:paragraph-properties fo:padding="0in" fo:border="none"/>
    </style:style>
    <style:style style:name="P14" style:family="paragraph" style:parent-style-name="Text_20_body" style:list-style-name="">
      <style:paragraph-properties fo:margin-top="0in" fo:margin-bottom="0in" style:contextual-spacing="false"/>
      <style:text-properties officeooo:paragraph-rsid="000d53e0"/>
    </style:style>
    <style:style style:name="P15" style:family="paragraph" style:parent-style-name="Text_20_body">
      <style:paragraph-properties fo:margin-top="0in" fo:margin-bottom="0in" style:contextual-spacing="false" fo:padding="0in" fo:border="none"/>
      <style:text-properties style:font-name="Liberation Mono"/>
    </style:style>
    <style:style style:name="P16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 fo:padding="0in" fo:border="none"/>
      <style:text-properties style:font-name="Liberation Mono"/>
    </style:style>
    <style:style style:name="P17" style:family="paragraph" style:parent-style-name="Text_20_body">
      <loext:graphic-properties draw:fill="none" draw:fill-color="#ffffff" draw:opacity="100%"/>
      <style:paragraph-properties fo:margin-top="0in" fo:margin-bottom="0in" style:contextual-spacing="false" fo:background-color="transparent" fo:padding="0in" fo:border="none"/>
      <style:text-properties style:font-name="Liberation Mono"/>
    </style:style>
    <style:style style:name="P18" style:family="paragraph" style:parent-style-name="Text_20_body">
      <loext:graphic-properties draw:fill="solid" draw:fill-color="#dddddd" draw:opacity="100%"/>
      <style:paragraph-properties fo:margin-top="0in" fo:margin-bottom="0.1201in" style:contextual-spacing="false" fo:background-color="#dddddd" fo:padding="0in" fo:border="none"/>
      <style:text-properties style:font-name="Liberation Mono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053. Kth Distinct String in an Array</text:h>
      <text:p text:style-name="P15">/*</text:p>
      <text:p text:style-name="P15"><text:s text:c="4"/>n: size of given array of strings</text:p>
      <text:p text:style-name="P15"><text:s text:c="4"/>m: size of each string of in input array</text:p>
      <text:p text:style-name="P15"><text:s text:c="4"/>Time complexity: O(26*n*m)=O(nm)</text:p>
      <text:p text:style-name="P15"><text:s text:c="4"/>Space complexity: O(26*total number of letters of all strings)</text:p>
      <text:p text:style-name="P15">*/</text:p>
      <text:p text:style-name="P15"/>
      <text:p text:style-name="P15">class Trie{</text:p>
      <text:p text:style-name="P17"><text:s text:c="4"/>private:</text:p>
      <text:p text:style-name="P16"><text:s text:c="8"/>class TrieNode{</text:p>
      <text:p text:style-name="P16"><text:s text:c="12"/>public:</text:p>
      <text:p text:style-name="P16"><text:s text:c="16"/>TrieNode* children[26]={nullptr};</text:p>
      <text:p text:style-name="P16"><text:s text:c="16"/>int count=0;</text:p>
      <text:p text:style-name="P18"><text:s text:c="8"/>};</text:p>
      <text:p text:style-name="P15"><text:s text:c="8"/>TrieNode* root;</text:p>
      <text:p text:style-name="P15"><text:s text:c="4"/>public:</text:p>
      <text:p text:style-name="P15"><text:s text:c="8"/>Trie(){</text:p>
      <text:p text:style-name="P15"><text:s text:c="12"/>root=new TrieNode();</text:p>
      <text:p text:style-name="P15"><text:s text:c="8"/>}</text:p>
      <text:p text:style-name="P15"/>
      <text:p text:style-name="P15"><text:s text:c="8"/>/*</text:p>
      <text:p text:style-name="P15"><text:s text:c="12"/>m: size of s</text:p>
      <text:p text:style-name="P15"><text:s text:c="12"/>Time complexity: O(26m)=O(m)</text:p>
      <text:p text:style-name="P15"><text:s text:c="12"/>space complexity: O(26m)</text:p>
      <text:p text:style-name="P15"><text:s text:c="8"/>*/</text:p>
      <text:p text:style-name="P15"><text:s text:c="8"/>void insert(std::string&amp; s){</text:p>
      <text:p text:style-name="P15"><text:s text:c="12"/>TrieNode* current=root;</text:p>
      <text:p text:style-name="P15"><text:s text:c="12"/>for(auto&amp; c: s){</text:p>
      <text:p text:style-name="P15"><text:s text:c="16"/>int i=c-'a';</text:p>
      <text:p text:style-name="P15"><text:s text:c="16"/>TrieNode* node=current-&gt;children[i];</text:p>
      <text:p text:style-name="P15"><text:s text:c="16"/>if(!node) {</text:p>
      <text:p text:style-name="P15"><text:s text:c="20"/>node=new TrieNode();</text:p>
      <text:p text:style-name="P15"><text:s text:c="20"/>current-&gt;children[i]=node;</text:p>
      <text:p text:style-name="P15"><text:s text:c="16"/>}</text:p>
      <text:p text:style-name="P15"><text:s text:c="16"/>current=node;</text:p>
      <text:p text:style-name="P15"><text:s text:c="12"/>}</text:p>
      <text:p text:style-name="P15"><text:s text:c="12"/>current-&gt;count++;</text:p>
      <text:p text:style-name="P15"><text:s text:c="8"/>}</text:p>
      <text:p text:style-name="P15"><text:soft-page-break/></text:p>
      <text:p text:style-name="P15"><text:s text:c="8"/>/*</text:p>
      <text:p text:style-name="P15"><text:s text:c="12"/>m: size of s</text:p>
      <text:p text:style-name="P15"><text:s text:c="12"/>Time complexity: O(26m)=o(m)</text:p>
      <text:p text:style-name="P15"><text:s text:c="12"/>space complexity: O(1)</text:p>
      <text:p text:style-name="P15"><text:s text:c="8"/>*/</text:p>
      <text:p text:style-name="P15"><text:s text:c="8"/>bool is_distinct(std::string&amp; s){</text:p>
      <text:p text:style-name="P15"><text:s text:c="12"/>TrieNode* current=root;</text:p>
      <text:p text:style-name="P15"><text:s text:c="12"/>for(auto&amp; c: s){</text:p>
      <text:p text:style-name="P15"><text:s text:c="16"/>int i=c-'a';</text:p>
      <text:p text:style-name="P15"><text:s text:c="16"/>TrieNode* node=current-&gt;children[i];</text:p>
      <text:p text:style-name="P15"><text:s text:c="16"/>if(!node) return false;</text:p>
      <text:p text:style-name="P15"><text:s text:c="16"/>current=node;</text:p>
      <text:p text:style-name="P15"><text:s text:c="12"/>}</text:p>
      <text:p text:style-name="P15"><text:s text:c="12"/>return current-&gt;count==1;</text:p>
      <text:p text:style-name="P15"><text:s text:c="8"/>}</text:p>
      <text:p text:style-name="P15">};</text:p>
      <text:p text:style-name="P15"/>
      <text:p text:style-name="P15">class Solution {</text:p>
      <text:p text:style-name="P15">public:</text:p>
      <text:p text:style-name="P15"><text:s text:c="4"/>string kthDistinct(vector&lt;string&gt;&amp; arr, int k) {</text:p>
      <text:p text:style-name="P15"><text:s text:c="8"/>Trie trie=Trie();</text:p>
      <text:p text:style-name="P15"><text:s text:c="8"/>for(auto&amp; s: arr) trie.insert(s);</text:p>
      <text:p text:style-name="P15"><text:s text:c="8"/>for(auto&amp; s: arr){</text:p>
      <text:p text:style-name="P15"><text:s text:c="12"/>if(trie.is_distinct(s)) k--;</text:p>
      <text:p text:style-name="P15"><text:s text:c="12"/>if(k==0) return s;</text:p>
      <text:p text:style-name="P15"><text:s text:c="8"/>}</text:p>
      <text:p text:style-name="P15"><text:s text:c="8"/>return "";</text:p>
      <text:p text:style-name="P15"><text:s text:c="4"/>}</text:p>
      <text:p text:style-name="P15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0:25:44.247373911</meta:creation-date>
    <dc:date>2024-08-06T10:14:41.792694357</dc:date>
    <meta:editing-duration>PT1H18M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66" meta:word-count="153" meta:character-count="1679" meta:non-whitespace-character-count="984"/>
  </office:meta>
</office:document-meta>
</file>